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5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 table:number-columns-spanned="5" table:number-rows-spanned="1">
            <text:p>SIMPOSIOS</text:p>
          </table:table-cell>
          <table:covered-table-cell table:number-columns-repeated="4"/>
          <table:table-cell/>
        </table:table-row>
        <table:table-row table:style-name="ro1">
          <table:table-cell table:style-name="ce3" office:value-type="string" calcext:value-type="string">
            <text:p>Nombres y apellidos</text:p>
          </table:table-cell>
          <table:table-cell table:style-name="ce3" office:value-type="string" calcext:value-type="string">
            <text:p>Género</text:p>
          </table:table-cell>
          <table:table-cell table:style-name="ce3" office:value-type="string" calcext:value-type="string">
            <text:p>Región</text:p>
          </table:table-cell>
          <table:table-cell table:style-name="ce3" office:value-type="string" calcext:value-type="string">
            <text:p>Título</text:p>
          </table:table-cell>
          <table:table-cell table:style-name="ce3" office:value-type="string" calcext:value-type="string">
            <text:p>Mesa/Simposio</text:p>
          </table:table-cell>
          <table:table-cell table:style-name="ce3" office:value-type="string" calcext:value-type="string">
            <text:p>S/M</text:p>
          </table:table-cell>
        </table:table-row>
        <table:table-row table:style-name="ro1">
          <table:table-cell office:value-type="string" calcext:value-type="string">
            <text:p>David R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a ingenuidad como argumento a favor del relativismo</text:p>
          </table:table-cell>
          <table:table-cell office:value-type="string" calcext:value-type="string">
            <text:p>Atención perceptiva, acción corporal y rasgos cognitivo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arlos M. Márqu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Valores semánticos mediacionales y referenciales como constituyentes proposicionales</text:p>
          </table:table-cell>
          <table:table-cell office:value-type="string" calcext:value-type="string">
            <text:p>Atención perceptiva, acción corporal y rasgos cognitivo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Juan José Bote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Ver y ver-para</text:p>
          </table:table-cell>
          <table:table-cell office:value-type="string" calcext:value-type="string">
            <text:p>Atención perceptiva, acción corporal y rasgos cognitivo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gnacio Ávil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Sobre la naturaleza de la experiencia: contenidos mediacionales y atención</text:p>
          </table:table-cell>
          <table:table-cell office:value-type="string" calcext:value-type="string">
            <text:p>Atención perceptiva, acción corporal y rasgos cognitivo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x Kölbe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Forms of context dependence in standard semantics</text:p>
          </table:table-cell>
          <table:table-cell office:value-type="string" calcext:value-type="string">
            <text:p>Atención perceptiva, acción corporal y rasgos cognitivo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Joseph Schea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Self-knowledge, self consciousness and agency</text:p>
          </table:table-cell>
          <table:table-cell office:value-type="string" calcext:value-type="string">
            <text:p>Atención perceptiva, acción corporal y rasgos cognitivo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drian Cussin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ontext, mediational content and demonstrative reference</text:p>
          </table:table-cell>
          <table:table-cell office:value-type="string" calcext:value-type="string">
            <text:p>Atención perceptiva, acción corporal y rasgos cognitivo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Flor Emilce Cel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unidad del sujeto cognitivo y el autoconocimiento</text:p>
          </table:table-cell>
          <table:table-cell office:value-type="string" calcext:value-type="string">
            <text:p>Autoconocimiento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William Duic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Autoconocimiento: entre primera y segunda persona</text:p>
          </table:table-cell>
          <table:table-cell office:value-type="string" calcext:value-type="string">
            <text:p>Autoconocimiento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duardo Fermandoi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a sinceridad, su importancia y la cuestión del autoengaño</text:p>
          </table:table-cell>
          <table:table-cell office:value-type="string" calcext:value-type="string">
            <text:p>Autoconocimiento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omás Barre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Acción y construcción lógica</text:p>
          </table:table-cell>
          <table:table-cell office:value-type="string" calcext:value-type="string">
            <text:p>Autoconocimiento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uis Eduardo Hoy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Autoconocimiento y articulación lingüística</text:p>
          </table:table-cell>
          <table:table-cell office:value-type="string" calcext:value-type="string">
            <text:p>Autoconocimiento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Jorge Ornelas Bern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Externismo y autoconocimiento</text:p>
          </table:table-cell>
          <table:table-cell office:value-type="string" calcext:value-type="string">
            <text:p>Autoconocimiento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arlos G. Patarroyo 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Autoconocimiento y autoengaño</text:p>
          </table:table-cell>
          <table:table-cell office:value-type="string" calcext:value-type="string">
            <text:p>Autoconocimiento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ndreas Boeck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Europa – América Latina: entre atracción y distanciamiento</text:p>
          </table:table-cell>
          <table:table-cell office:value-type="string" calcext:value-type="string">
            <text:p>Bicentenario de la independenci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Oscar Julián Guerre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José María Blanco White y la independencia de América</text:p>
          </table:table-cell>
          <table:table-cell office:value-type="string" calcext:value-type="string">
            <text:p>Bicentenario de la independenci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isímaco Par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Recepción neogranadina de la independencia norteamericana</text:p>
          </table:table-cell>
          <table:table-cell office:value-type="string" calcext:value-type="string">
            <text:p>Bicentenario de la independenci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José Guillermo Góm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La lucha por la independencia literaria en Hispanoamérica: Andrés Belllo, Juan García del río y Juan María Gutiérrez</text:p>
          </table:table-cell>
          <table:table-cell office:value-type="string" calcext:value-type="string">
            <text:p>Bicentenario de la independenci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afael Rubian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José Luis Romero y los dilemas de las independencias latinoamericana</text:p>
          </table:table-cell>
          <table:table-cell office:value-type="string" calcext:value-type="string">
            <text:p>Bicentenario de la independenci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ewis Gord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“Quand je suis là, elle n’ est pas”: On reasoning in black in philosophy and the human sciences</text:p>
          </table:table-cell>
          <table:table-cell office:value-type="string" calcext:value-type="string">
            <text:p>Ciencias sociales y filosofí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nge Valenc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cuestión del método: entrecruzamientos entre filosofía y ciencias sociales contemporáneas</text:p>
          </table:table-cell>
          <table:table-cell office:value-type="string" calcext:value-type="string">
            <text:p>Ciencias sociales y filosofí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elio Fernánd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mentalidad filosófica del sociólogo Richard Sennett</text:p>
          </table:table-cell>
          <table:table-cell office:value-type="string" calcext:value-type="string">
            <text:p>Ciencias sociales y filosofí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ablo Arturo Pinill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ingeniería social gradual de Popper</text:p>
          </table:table-cell>
          <table:table-cell office:value-type="string" calcext:value-type="string">
            <text:p>Ciencias sociales y filosofí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rnani Chav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El ensayo como cuerpo vivo de la filosofía: Michel Foucault y la cuestión del estilo</text:p>
          </table:table-cell>
          <table:table-cell office:value-type="string" calcext:value-type="string">
            <text:p>Concepciones de la filosofía: presente y futuro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abine Mainberg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Escribir, dibujar, pensar. Sobre Paul Valéry y Leonardo da Vinci</text:p>
          </table:table-cell>
          <table:table-cell office:value-type="string" calcext:value-type="string">
            <text:p>Concepciones de la filosofía: presente y futuro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rco Brusott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Traducir problemas filosóficos</text:p>
          </table:table-cell>
          <table:table-cell office:value-type="string" calcext:value-type="string">
            <text:p>Concepciones de la filosofía: presente y futuro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ndrés Pá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naturalización de la filosofía</text:p>
          </table:table-cell>
          <table:table-cell office:value-type="string" calcext:value-type="string">
            <text:p>Concepciones de la filosofía: presente y futuro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odolfo Arang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Filosofía conceptual: una forma alternativa de hacer filosofía</text:p>
          </table:table-cell>
          <table:table-cell office:value-type="string" calcext:value-type="string">
            <text:p>Concepciones de la filosofía: presente y futuro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ermán Melénd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amor propio del filósofo (hoy)</text:p>
          </table:table-cell>
          <table:table-cell office:value-type="string" calcext:value-type="string">
            <text:p>Concepciones de la filosofía: presente y futuro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aúl Melénd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papel de la teoría en la filosofía como arte de vivir</text:p>
          </table:table-cell>
          <table:table-cell office:value-type="string" calcext:value-type="string">
            <text:p>Concepciones de la filosofía: presente y futuro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Federico Galleg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Educación para el reconocimiento del otro como persona moral</text:p>
          </table:table-cell>
          <table:table-cell office:value-type="string" calcext:value-type="string">
            <text:p>Educación para la democrac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talina Lóp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Educar para la democracia: preparando para la discusión moral</text:p>
          </table:table-cell>
          <table:table-cell office:value-type="string" calcext:value-type="string">
            <text:p>Educación para la democrac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uillermo Hurta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a enseñanza de la filosofía y el desarrollo de la democracia</text:p>
          </table:table-cell>
          <table:table-cell office:value-type="string" calcext:value-type="string">
            <text:p>Educación para la democrac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arold Valenci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Crítica a la concepción instrumentalista de la democracia</text:p>
          </table:table-cell>
          <table:table-cell office:value-type="string" calcext:value-type="string">
            <text:p>Educación para la democrac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ergio Guarí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La educación para la ciudadanía en el marco del debate entre democracia representativa y participativa</text:p>
          </table:table-cell>
          <table:table-cell office:value-type="string" calcext:value-type="string">
            <text:p>Educación para la democrac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ulia Almanz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onformación de ciudadanía e identidad en Colombia</text:p>
          </table:table-cell>
          <table:table-cell office:value-type="string" calcext:value-type="string">
            <text:p>Educación para la democrac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rlos Manriqu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mal y la imposibilidad de una “religión racional” en Hume y Kant</text:p>
          </table:table-cell>
          <table:table-cell office:value-type="string" calcext:value-type="string">
            <text:p>El problema del ma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uis Alejandro Aréval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teoría del mal natural en la política según Nietzsche</text:p>
          </table:table-cell>
          <table:table-cell office:value-type="string" calcext:value-type="string">
            <text:p>El problema del ma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arlos Andrés Ramír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Patologías de la razón. El concepto del mal en Schelling y la génesis del concepto de ideología</text:p>
          </table:table-cell>
          <table:table-cell office:value-type="string" calcext:value-type="string">
            <text:p>El problema del ma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ua Baque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ntre nosotras: pensar, amar y la superficialidad del mal. Una correspondencia imaginaria con H. Arendt</text:p>
          </table:table-cell>
          <table:table-cell office:value-type="string" calcext:value-type="string">
            <text:p>El problema del ma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Jaime Escoba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visión de “el mal” en la Atenas de Pericles a través de la oración funebre, recopilada por Tucídides</text:p>
          </table:table-cell>
          <table:table-cell office:value-type="string" calcext:value-type="string">
            <text:p>El problema del ma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rkus Gabrie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a necesidad general del pecado y de la muerte. Vida y muerte en el escrito “Sobre la libertad” de Schelling</text:p>
          </table:table-cell>
          <table:table-cell office:value-type="string" calcext:value-type="string">
            <text:p>El problema del ma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rnesto Hernánd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l concepto: del profesor-alumno al maestro-discípulo</text:p>
          </table:table-cell>
          <table:table-cell office:value-type="string" calcext:value-type="string">
            <text:p>Enseñanza de la filosofía como problema filosófic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lías Manaced R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Filosofía y filosofar en la educación</text:p>
          </table:table-cell>
          <table:table-cell office:value-type="string" calcext:value-type="string">
            <text:p>Enseñanza de la filosofía como problema filosófic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iro Alonso Pá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Alcibíades o de la educación</text:p>
          </table:table-cell>
          <table:table-cell office:value-type="string" calcext:value-type="string">
            <text:p>Enseñanza de la filosofía como problema filosófic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Óscar Barragá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Enseñanza de la filosofía y aburrimiento</text:p>
          </table:table-cell>
          <table:table-cell office:value-type="string" calcext:value-type="string">
            <text:p>Enseñanza de la filosofía como problema filosófic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dgar Brav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Acerca de la naturaleza de la enseñanza de la filosofía</text:p>
          </table:table-cell>
          <table:table-cell office:value-type="string" calcext:value-type="string">
            <text:p>Enseñanza de la filosofía como problema filosófic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uricio Roj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pertinencia del filosofar: una aproximación a la didáctica filosófica en la antigüedad clásica</text:p>
          </table:table-cell>
          <table:table-cell office:value-type="string" calcext:value-type="string">
            <text:p>Enseñanza de la filosofía como problema filosófic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rge Eliécer Sier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La contingencia de los problemas filosóficos y la enseñanza de la filosofía</text:p>
          </table:table-cell>
          <table:table-cell office:value-type="string" calcext:value-type="string">
            <text:p>Enseñanza de la filosofía como problema filosófic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Ysis Vél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Retórica y pedagogía en la Antigüedad. Una aproximación al planteamiento aristotélico</text:p>
          </table:table-cell>
          <table:table-cell office:value-type="string" calcext:value-type="string">
            <text:p>Enseñanza de la filosofía como problema filosófic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uis Eugenio Ribó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Creencias epistemológicas en los estudiantes de filosofía</text:p>
          </table:table-cell>
          <table:table-cell office:value-type="string" calcext:value-type="string">
            <text:p>Enseñanzas de la filosofía en Colombia: problemas y tendencia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aquín Darío Huert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nseñar filosofía: reflexión desde la perspectiva de los estudiantes y maestros de educación secundaria</text:p>
          </table:table-cell>
          <table:table-cell office:value-type="string" calcext:value-type="string">
            <text:p>Enseñanzas de la filosofía en Colombia: problemas y tendencia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rge Iván Hoy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Argusofía: argumentación y filosofía con nuevas tecnologías</text:p>
          </table:table-cell>
          <table:table-cell office:value-type="string" calcext:value-type="string">
            <text:p>Enseñanzas de la filosofía en Colombia: problemas y tendencia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Álvaro Rafael Campuzan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¿Estamos indigestos de la enseñanza de la ética?</text:p>
          </table:table-cell>
          <table:table-cell office:value-type="string" calcext:value-type="string">
            <text:p>Enseñanzas de la filosofía en Colombia: problemas y tendencia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ergio David Par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realismo de Einstein</text:p>
          </table:table-cell>
          <table:table-cell office:value-type="string" calcext:value-type="string">
            <text:p>Epistemología y filosofía de la cienc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uis Gerardo Pedraz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s complemetaridades clásico-microscópcio y cuántico macroscópico en la medición idealizada de campos electromagnéticos</text:p>
          </table:table-cell>
          <table:table-cell office:value-type="string" calcext:value-type="string">
            <text:p>Epistemología y filosofía de la cienc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hman Esneider Carvaj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El universo infinito ¿cuestión de física o metafísica?</text:p>
          </table:table-cell>
          <table:table-cell office:value-type="string" calcext:value-type="string">
            <text:p>Epistemología y filosofía de la cienc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aian Tatiana Flór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iencia y astrología</text:p>
          </table:table-cell>
          <table:table-cell office:value-type="string" calcext:value-type="string">
            <text:p>Epistemología y filosofía de la cienc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odolfo Bolañ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Crítica epistemológica a los argumentos del diseño inteligente</text:p>
          </table:table-cell>
          <table:table-cell office:value-type="string" calcext:value-type="string">
            <text:p>Epistemología y filosofía de la cienc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uan Carlos Moren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os compromisos ontológicos en las prácticas científicas: análisis a partir de Ian Hacking y la teoría del contenido no-conceptual</text:p>
          </table:table-cell>
          <table:table-cell office:value-type="string" calcext:value-type="string">
            <text:p>Epistemología y filosofía de la cienc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ónica Lóp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En busca de una posible solución a la distinción Teórico/Observacional</text:p>
          </table:table-cell>
          <table:table-cell office:value-type="string" calcext:value-type="string">
            <text:p>Epistemología y filosofía de la cienc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uan David Ardill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problema de la percepción</text:p>
          </table:table-cell>
          <table:table-cell office:value-type="string" calcext:value-type="string">
            <text:p>Epistemología y filosofía de la cienc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rio Andrés Rincó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problema de la percepción</text:p>
          </table:table-cell>
          <table:table-cell office:value-type="string" calcext:value-type="string">
            <text:p>Epistemología y filosofía de la cienc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Yulissa Cristina Sier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El problema de la verdad en el pragmatismo de Frank Ramsey</text:p>
          </table:table-cell>
          <table:table-cell office:value-type="string" calcext:value-type="string">
            <text:p>Epistemología y filosofía de la cienc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uis Alejandro Muril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Mary y el dualismo conceptual: viabilidad de una estrategia dualista</text:p>
          </table:table-cell>
          <table:table-cell office:value-type="string" calcext:value-type="string">
            <text:p>Epistemología y filosofía de la cienc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icardo Arcos-Palm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Jacques Rancière: cine y política</text:p>
          </table:table-cell>
          <table:table-cell office:value-type="string" calcext:value-type="string">
            <text:p>Estética y política en la teoría crít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laudia May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Las industrias culturales en la época del Internet 2.0</text:p>
          </table:table-cell>
          <table:table-cell office:value-type="string" calcext:value-type="string">
            <text:p>Estética y política en la teoría crít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nuel Silv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triste esperanza del arte en la filosofía de Th. Adorno</text:p>
          </table:table-cell>
          <table:table-cell office:value-type="string" calcext:value-type="string">
            <text:p>Estética y política en la teoría crít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odolfo Weng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Otredad, negatividad y potencial crítico de la obra de arte: el caso de “Shibboleth” de Doris Salcedo</text:p>
          </table:table-cell>
          <table:table-cell office:value-type="string" calcext:value-type="string">
            <text:p>Estética y política en la teoría crít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Jairo Iván Escoba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obre el concepto de compromiso (engagement) en Adorno</text:p>
          </table:table-cell>
          <table:table-cell office:value-type="string" calcext:value-type="string">
            <text:p>Estética y política en la teoría crít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Onasis Rafael Orteg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Violencia, derecho y justicia en Walter Benjamin</text:p>
          </table:table-cell>
          <table:table-cell office:value-type="string" calcext:value-type="string">
            <text:p>Estética y política en la teoría crít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ugenia Vilel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Resistencias. La traducción imposible del gesto de creación</text:p>
          </table:table-cell>
          <table:table-cell office:value-type="string" calcext:value-type="string">
            <text:p>Estética y política en la teoría crít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abriel Eduardo Varg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¿Hay un dilema entre libertad e igualdad?</text:p>
          </table:table-cell>
          <table:table-cell office:value-type="string" calcext:value-type="string">
            <text:p>É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uisa Monsalv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Dilemas morales: una perspectiva fenomenológica</text:p>
          </table:table-cell>
          <table:table-cell office:value-type="string" calcext:value-type="string">
            <text:p>É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uan Diego Moral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Reinterpretando la brecha y la akrasia en la propuesta de Searle a través de la causación descendente</text:p>
          </table:table-cell>
          <table:table-cell office:value-type="string" calcext:value-type="string">
            <text:p>É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Ximena Velos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Reinterpretando la brecha y la akrasia en la propuesta de Searle a través de la causación descendente</text:p>
          </table:table-cell>
          <table:table-cell office:value-type="string" calcext:value-type="string">
            <text:p>É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eonardo Cubill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valor y la transvaloración en la obra de Nietzsche: Roma, Judea, Jesucristo</text:p>
          </table:table-cell>
          <table:table-cell office:value-type="string" calcext:value-type="string">
            <text:p>É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avid Martín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Tres teorías morales de Ernst Tugenhadt</text:p>
          </table:table-cell>
          <table:table-cell office:value-type="string" calcext:value-type="string">
            <text:p>É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nés Calderó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Naturaleza y libertad: ¿antítesis o síntesis?</text:p>
          </table:table-cell>
          <table:table-cell office:value-type="string" calcext:value-type="string">
            <text:p>É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ésar Augusto Ramír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Elegir o no elegir, un dilema ético en Jean-Paul Sartre</text:p>
          </table:table-cell>
          <table:table-cell office:value-type="string" calcext:value-type="string">
            <text:p>É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onrado Giral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Eticidad o moralidad, un enfrentamiento entre Hegel y Kant</text:p>
          </table:table-cell>
          <table:table-cell office:value-type="string" calcext:value-type="string">
            <text:p>É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rlos Alberto Jaramill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ibertad negativa y libre desarrollo de la personalidad en John Stuart Mill</text:p>
          </table:table-cell>
          <table:table-cell office:value-type="string" calcext:value-type="string">
            <text:p>É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uan Carlos Guerre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uerpos masacrados y emblemas de la violencia</text:p>
          </table:table-cell>
          <table:table-cell office:value-type="string" calcext:value-type="string">
            <text:p>É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hn Larry Roj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Responsabilidad moral, derecho e impunidad</text:p>
          </table:table-cell>
          <table:table-cell office:value-type="string" calcext:value-type="string">
            <text:p>É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ilicia Natali Chamor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Reflexión en torno a “La muerte” de V. Jankélevitch: la comprensión antropológica del hombre como ser finito y la responsabilidad ética que de ello se desprende</text:p>
          </table:table-cell>
          <table:table-cell office:value-type="string" calcext:value-type="string">
            <text:p>É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edro J. Aristizab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El trasfondo cartesiano del método fenomenológico</text:p>
          </table:table-cell>
          <table:table-cell office:value-type="string" calcext:value-type="string">
            <text:p>Fenomenologí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onia Gambo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La psicología fenomenológica y las ciencias de lo artificial</text:p>
          </table:table-cell>
          <table:table-cell office:value-type="string" calcext:value-type="string">
            <text:p>Fenomenologí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uillermo Hoy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Husserl que leyó Paul Ricoeur</text:p>
          </table:table-cell>
          <table:table-cell office:value-type="string" calcext:value-type="string">
            <text:p>Fenomenologí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arry P. Reed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a fenomenología de Husserl</text:p>
          </table:table-cell>
          <table:table-cell office:value-type="string" calcext:value-type="string">
            <text:p>Fenomenologí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ermán Varg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fenomenología y las ciencias de lo artificial</text:p>
          </table:table-cell>
          <table:table-cell office:value-type="string" calcext:value-type="string">
            <text:p>Fenomenologí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Juan José Bote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Intersubjetividad como a priori fundamental</text:p>
          </table:table-cell>
          <table:table-cell office:value-type="string" calcext:value-type="string">
            <text:p>Fenomenologí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aniel Herre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fenomenología en Colombia</text:p>
          </table:table-cell>
          <table:table-cell office:value-type="string" calcext:value-type="string">
            <text:p>Fenomenologí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uillermo Pér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relación imagen-cultura. Entre fenomenología y hermenéutica</text:p>
          </table:table-cell>
          <table:table-cell office:value-type="string" calcext:value-type="string">
            <text:p>Fenomenologí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Julio César Varg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Reducción fenomenológica y ética</text:p>
          </table:table-cell>
          <table:table-cell office:value-type="string" calcext:value-type="string">
            <text:p>Fenomenologí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Juan Carlos Aguirr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¿La tierra se mueve? Una mirada a la relación ciencia – sentido común a partir de la fenomenología de Husserl</text:p>
          </table:table-cell>
          <table:table-cell office:value-type="string" calcext:value-type="string">
            <text:p>Fenomenologí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rge Enrique Puli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El concepto de Fenómeno(logía) en “Sein und Zeit”</text:p>
          </table:table-cell>
          <table:table-cell office:value-type="string" calcext:value-type="string">
            <text:p>Fenomenologí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arcicio Nicolás Arnach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Davidson y los argumentos trascendentales</text:p>
          </table:table-cell>
          <table:table-cell office:value-type="string" calcext:value-type="string">
            <text:p>Filosofía ana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ouglas Niñ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Justificación, fiducia y conocimiento</text:p>
          </table:table-cell>
          <table:table-cell office:value-type="string" calcext:value-type="string">
            <text:p>Filosofía ana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rlos Alberto Cardo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Geometría de incidencia en el “Tractatus Logico-Philosophicus”</text:p>
          </table:table-cell>
          <table:table-cell office:value-type="string" calcext:value-type="string">
            <text:p>Filosofía ana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icolás Día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ocke y la crítica de Wittgenstein al lenguaje privado</text:p>
          </table:table-cell>
          <table:table-cell office:value-type="string" calcext:value-type="string">
            <text:p>Filosofía ana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na María Giral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ocke y la crítica de Wittgenstein al lenguaje privado</text:p>
          </table:table-cell>
          <table:table-cell office:value-type="string" calcext:value-type="string">
            <text:p>Filosofía ana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rlos Garzó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ocke y la crítica de Wittgenstein al lenguaje privado</text:p>
          </table:table-cell>
          <table:table-cell office:value-type="string" calcext:value-type="string">
            <text:p>Filosofía ana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Ángela Rocío Bejaran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os deícticos no son un problema para la semántica de Gottlob Frege</text:p>
          </table:table-cell>
          <table:table-cell office:value-type="string" calcext:value-type="string">
            <text:p>Filosofía ana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Álvaro Corr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n busca de la dimensión intencional de las emociones</text:p>
          </table:table-cell>
          <table:table-cell office:value-type="string" calcext:value-type="string">
            <text:p>Filosofía ana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uan Diego Moral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relación entre acción y pensamiento en la filosofía tardía de Wittgenstein</text:p>
          </table:table-cell>
          <table:table-cell office:value-type="string" calcext:value-type="string">
            <text:p>Filosofía ana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sé de Jesús Herre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La influencia Agustiniana en Pedro Abelardo</text:p>
          </table:table-cell>
          <table:table-cell office:value-type="string" calcext:value-type="string">
            <text:p>Filosofía antigua y medieval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eannine Olivar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Dos razas de hombres; ¿una sola razón? Consideraciones acerca de la razón estoica</text:p>
          </table:table-cell>
          <table:table-cell office:value-type="string" calcext:value-type="string">
            <text:p>Filosofía antigua y medieval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ana María Aceve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tiempo abierto. Aristóteles en los límites de su ontología</text:p>
          </table:table-cell>
          <table:table-cell office:value-type="string" calcext:value-type="string">
            <text:p>Filosofía antigua y medieval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aura Victoria Almandó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“Helena” de Eurípides. El texto como garante de lo real</text:p>
          </table:table-cell>
          <table:table-cell office:value-type="string" calcext:value-type="string">
            <text:p>Filosofía antigua y medieval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Óscar Mauricio Donat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Filosofía, libertad y democracia: un misterioso pasaje de la “República” de Platón</text:p>
          </table:table-cell>
          <table:table-cell office:value-type="string" calcext:value-type="string">
            <text:p>Filosofía antigua y medieval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duardo Saldiva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a naturaleza del lenguaje: palabra, significado, sujeto y conocimiento</text:p>
          </table:table-cell>
          <table:table-cell office:value-type="string" calcext:value-type="string">
            <text:p>Filosofía antigua y medieval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iliana Carolina Sánch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teoría de la corrección de los nombres en el “Cratilo”</text:p>
          </table:table-cell>
          <table:table-cell office:value-type="string" calcext:value-type="string">
            <text:p>Filosofía antigua y medieval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esús Martí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uando la comunicación es cuestión de técnica</text:p>
          </table:table-cell>
          <table:table-cell office:value-type="string" calcext:value-type="string">
            <text:p>Filosofía de la comunicación y de la técn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ntonio Rodríguez de las Her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Entorno tecnológico y comunicación escrita</text:p>
          </table:table-cell>
          <table:table-cell office:value-type="string" calcext:value-type="string">
            <text:p>Filosofía de la comunicación y de la técn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duardo Viz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Socioanálisis comunicacional como metodología de análisis e intervención social</text:p>
          </table:table-cell>
          <table:table-cell office:value-type="string" calcext:value-type="string">
            <text:p>Filosofía de la comunicación y de la técn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elenice Carvalh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a comunicación en ambientes virtuales: del Digital Branded Content a la generación de contenidos por usuarios</text:p>
          </table:table-cell>
          <table:table-cell office:value-type="string" calcext:value-type="string">
            <text:p>Filosofía de la comunicación y de la técn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Francisco Sier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Hacia el acontecimiento de otra comunalidad</text:p>
          </table:table-cell>
          <table:table-cell office:value-type="string" calcext:value-type="string">
            <text:p>Filosofía de la comunicación y de la técn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Olga Patricia Pa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Políticas de gestión del conocimiento y usos sociales de las tecnologías de la información y la comunicación</text:p>
          </table:table-cell>
          <table:table-cell office:value-type="string" calcext:value-type="string">
            <text:p>Filosofía de la comunicación y de la técn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ergio Roncall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Técnica, tecno-logía: más allá de la sinonimia y la objetualidad</text:p>
          </table:table-cell>
          <table:table-cell office:value-type="string" calcext:value-type="string">
            <text:p>Filosofía de la comunicación y de la técn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arlos E. Valderram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Sociedad de la información, tecnologías de la comunicación y ciudadanía</text:p>
          </table:table-cell>
          <table:table-cell office:value-type="string" calcext:value-type="string">
            <text:p>Filosofía de la comunicación y de la técn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olin McLart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Groethendick’s ‘incorrigible naivety’ in building worlds for Mathematics</text:p>
          </table:table-cell>
          <table:table-cell office:value-type="string" calcext:value-type="string">
            <text:p>Filosofía de la lógica de hace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Jean-Pierre Marqui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Sheaves, spaces and logic</text:p>
          </table:table-cell>
          <table:table-cell office:value-type="string" calcext:value-type="string">
            <text:p>Filosofía de la lógica de hace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alf Kröm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From Cantor to Sheaves. The development of the concepts of direct and inverse limits – a case study onf shitds in mathematical methodology in the prehistory of category theory</text:p>
          </table:table-cell>
          <table:table-cell office:value-type="string" calcext:value-type="string">
            <text:p>Filosofía de la lógica de hace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Xavier Caice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The model theory of sheaves or the logic of variable structures</text:p>
          </table:table-cell>
          <table:table-cell office:value-type="string" calcext:value-type="string">
            <text:p>Filosofía de la lógica de hace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ndrés Villavec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Bridging a gap between physics and logic: the role of Sheaves</text:p>
          </table:table-cell>
          <table:table-cell office:value-type="string" calcext:value-type="string">
            <text:p>Filosofía de la lógica de hace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Fernando Zalame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Sheaf logic: a mathematical conspectus and a philosophical prospectus</text:p>
          </table:table-cell>
          <table:table-cell office:value-type="string" calcext:value-type="string">
            <text:p>Filosofía de la lógica de hace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José Andrés Felipe Silv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Freud, el lenguaje y el pensamiento: la fuerza performativa del lenguaje en el tratamiento psicoanalítico</text:p>
          </table:table-cell>
          <table:table-cell office:value-type="string" calcext:value-type="string">
            <text:p>Filosofía de la ment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oger Bladimir Fragu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función de la filosofía: Wittgenstein y el dualismo cartesiano</text:p>
          </table:table-cell>
          <table:table-cell office:value-type="string" calcext:value-type="string">
            <text:p>Filosofía de la ment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ene J. Campi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Fisiología de los sentidos, epistemología evoluciopnista y filosofía de la mente: el papel de la tradición austriaca</text:p>
          </table:table-cell>
          <table:table-cell office:value-type="string" calcext:value-type="string">
            <text:p>Filosofía de la ment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duardo Bermúd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Fisiología de los sentidos, epistemología evoluciopnista y filosofía de la mente: el papel de la tradición austriaca</text:p>
          </table:table-cell>
          <table:table-cell office:value-type="string" calcext:value-type="string">
            <text:p>Filosofía de la ment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ergio Almeid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objetividad del juicio moral, antirealismo y contenido no-conceptual</text:p>
          </table:table-cell>
          <table:table-cell office:value-type="string" calcext:value-type="string">
            <text:p>Filosofía de la ment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aura Liliana góm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Movimientos intencionales y posiblidades alternativas</text:p>
          </table:table-cell>
          <table:table-cell office:value-type="string" calcext:value-type="string">
            <text:p>Filosofía de la ment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rlos Mario Muño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Breaks of death and personal identity</text:p>
          </table:table-cell>
          <table:table-cell office:value-type="string" calcext:value-type="string">
            <text:p>Filosofía de la ment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nuel Alejandro Ama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Pensamientos demostrativos, anticartesianismo y redundancia psicológica</text:p>
          </table:table-cell>
          <table:table-cell office:value-type="string" calcext:value-type="string">
            <text:p>Filosofía de la ment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sé Oliverio Tova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orteza prefrontal ventromedial y juicio morañ</text:p>
          </table:table-cell>
          <table:table-cell office:value-type="string" calcext:value-type="string">
            <text:p>Filosofía de la ment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hn Anderson Pinzó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Pensar sobre objetos materiales</text:p>
          </table:table-cell>
          <table:table-cell office:value-type="string" calcext:value-type="string">
            <text:p>Filosofía de la ment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odolfo Lóp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Anti-individualismo, contenido estrecho y causación mental</text:p>
          </table:table-cell>
          <table:table-cell office:value-type="string" calcext:value-type="string">
            <text:p>Filosofía de la ment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rlos Mario Muño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Is sensory awareness instrinsically related to actions? The phenomenal presence of location properties</text:p>
          </table:table-cell>
          <table:table-cell office:value-type="string" calcext:value-type="string">
            <text:p>Filosofía de la ment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rge Iván Álvar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La “metafísica de la caridad” en Maurice Blondel (1861-1949)</text:p>
          </table:table-cell>
          <table:table-cell office:value-type="string" calcext:value-type="string">
            <text:p>Filosofía de la religió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ina Marcela Cadavi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onocimiento y reconocimiento en la experiencia mística de Occidente y Oriente</text:p>
          </table:table-cell>
          <table:table-cell office:value-type="string" calcext:value-type="string">
            <text:p>Filosofía de la religió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ilton Adolfo Bautist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Violencia y religión desde la teoría mimética de René Girard y la teoría no violenta de Lanz del Vasto</text:p>
          </table:table-cell>
          <table:table-cell office:value-type="string" calcext:value-type="string">
            <text:p>Filosofía de la religió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nver Joel Torregroz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configuración mítica de la realidad en Hans Blumenberg: Goethe y Prometeo</text:p>
          </table:table-cell>
          <table:table-cell office:value-type="string" calcext:value-type="string">
            <text:p>Filosofía de la religió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Ángela Niñ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secularismo actual: J. Habermas, Ch. Taylor, W. Connolly</text:p>
          </table:table-cell>
          <table:table-cell office:value-type="string" calcext:value-type="string">
            <text:p>Filosofía de la religió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rancisco Luis Giral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ujeto racional y racionalidad ante el desarrollo tecnológico</text:p>
          </table:table-cell>
          <table:table-cell office:value-type="string" calcext:value-type="string">
            <text:p>Filosofía de las nuevas tecnología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éctor Hernán Gonzál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Música por computador en los tiempos de las nuevas tecnologías</text:p>
          </table:table-cell>
          <table:table-cell office:value-type="string" calcext:value-type="string">
            <text:p>Filosofía de las nuevas tecnología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Yul Víctor Martín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ógica de la generación de identidades en la era del consumo</text:p>
          </table:table-cell>
          <table:table-cell office:value-type="string" calcext:value-type="string">
            <text:p>Filosofía de las nuevas tecnología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Oscar Javier Ram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Téchne y poesía en el nadaísmo colombiano y Heidegger</text:p>
          </table:table-cell>
          <table:table-cell office:value-type="string" calcext:value-type="string">
            <text:p>Filosofía de las nuevas tecnología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ndrea del Pilar Casall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fetichismo en los videojuegos desde la mercancía de Marx</text:p>
          </table:table-cell>
          <table:table-cell office:value-type="string" calcext:value-type="string">
            <text:p>Filosofía de las nuevas tecnología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lice Cortés-Boussa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séptimo arte como desocultamiento del ser en las nuevas tecnologías</text:p>
          </table:table-cell>
          <table:table-cell office:value-type="string" calcext:value-type="string">
            <text:p>Filosofía de las nuevas tecnología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essica Johanna Moral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cine como apertura del pensamiento desde el concepto de imagen-movimiento en Gilles Deleuze</text:p>
          </table:table-cell>
          <table:table-cell office:value-type="string" calcext:value-type="string">
            <text:p>Filosofía de las nuevas tecnología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Álvaro David Monterroz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rtefactos técnicos y condiciones de contexto</text:p>
          </table:table-cell>
          <table:table-cell office:value-type="string" calcext:value-type="string">
            <text:p>Filosofía de las nuevas tecnología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hanna Andrea Bern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Baudrillard: la mujer-objeto sexual</text:p>
          </table:table-cell>
          <table:table-cell office:value-type="string" calcext:value-type="string">
            <text:p>Filosofía francesa contemporáne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eresita Día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Antonin artaud y Georges Bataille: erotismo y ruptura de la subjetividad</text:p>
          </table:table-cell>
          <table:table-cell office:value-type="string" calcext:value-type="string">
            <text:p>Filosofía francesa contemporáne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ermán Alberto Betancourt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Imitación y castigo en la construcción del cuerpo con género: un debate entre Michel Foucault y Judith Butler</text:p>
          </table:table-cell>
          <table:table-cell office:value-type="string" calcext:value-type="string">
            <text:p>Filosofía francesa contemporáne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avier Nicolás Gonzál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Paul Ricoeur y el concepto de institución: crítica y perspectivas</text:p>
          </table:table-cell>
          <table:table-cell office:value-type="string" calcext:value-type="string">
            <text:p>Filosofía francesa contemporáne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ndrés Alfonso Cendal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l mercado lingüístico en Pierre Bourdieu: ¿racionalidad acotada o sustantiva? Una nota crítica</text:p>
          </table:table-cell>
          <table:table-cell office:value-type="string" calcext:value-type="string">
            <text:p>Filosofía francesa contemporáne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nuel Darío Palaci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Filosofía y apocalipsis: el problema de la comprensión del fin</text:p>
          </table:table-cell>
          <table:table-cell office:value-type="string" calcext:value-type="string">
            <text:p>Filosofía francesa contemporáne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ennifer Andrea Rive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máquina ingana: el devenir animal y la construcción del territorio</text:p>
          </table:table-cell>
          <table:table-cell office:value-type="string" calcext:value-type="string">
            <text:p>Filosofía francesa contemporáne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driana Tobó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onciencia de cinema: experiencias de la imagen acción y posibilidades de fabulación</text:p>
          </table:table-cell>
          <table:table-cell office:value-type="string" calcext:value-type="string">
            <text:p>Filosofía francesa contemporáne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illiam Roj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metafísica de la alteridad en Emmanuel Levinas: crítica a la ontología y propuesta metaética</text:p>
          </table:table-cell>
          <table:table-cell office:value-type="string" calcext:value-type="string">
            <text:p>Filosofía francesa contemporáne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ría Soledad Escalan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Amor, paternidad y lucha por el reconocimiento en los escritos de Hegel</text:p>
          </table:table-cell>
          <table:table-cell office:value-type="string" calcext:value-type="string">
            <text:p>Filosofía modern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uis Guzmá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a racionalidad de lo real: ¿justificación o explicación?</text:p>
          </table:table-cell>
          <table:table-cell office:value-type="string" calcext:value-type="string">
            <text:p>Filosofía modern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nyela María Galind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relación de pasión y razón en David Hume</text:p>
          </table:table-cell>
          <table:table-cell office:value-type="string" calcext:value-type="string">
            <text:p>Filosofía modern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uan Francisco Manriqu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Raíces de la concepción ilustrada del suicidio</text:p>
          </table:table-cell>
          <table:table-cell office:value-type="string" calcext:value-type="string">
            <text:p>Filosofía modern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Oswaldo Plat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ausas del conflicto en el estado de naturaleza hobbesiano</text:p>
          </table:table-cell>
          <table:table-cell office:value-type="string" calcext:value-type="string">
            <text:p>Filosofía modern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duardo Andrés Quitiá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incidencia de la libertad estética de Schiller en la teoría moral de Kant</text:p>
          </table:table-cell>
          <table:table-cell office:value-type="string" calcext:value-type="string">
            <text:p>Filosofía modern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rge Andrés Garcí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inversión “copernicana” epistemológica o ¿cómo se debe entender que Hume despierta a Kant de su sueño dogmático?</text:p>
          </table:table-cell>
          <table:table-cell office:value-type="string" calcext:value-type="string">
            <text:p>Filosofía modern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ulio Moral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El infinito y la voluntad en Descartes</text:p>
          </table:table-cell>
          <table:table-cell office:value-type="string" calcext:value-type="string">
            <text:p>Filosofía modern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awini Mauricio Rengif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paradoja del sentido interno. Un problema sin solución en la doctrina kantiana del yo</text:p>
          </table:table-cell>
          <table:table-cell office:value-type="string" calcext:value-type="string">
            <text:p>Filosofía modern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Yuliana Le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Descartes: la voluntad y el error en las “Meditaciones metafísicas” y los “Principios de la filosofía”</text:p>
          </table:table-cell>
          <table:table-cell office:value-type="string" calcext:value-type="string">
            <text:p>Filosofía modern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uillermo Alfonso Zapat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De la condición humana a la condición política en Hannah Arendt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laudia Galin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Hannah Arendt: memoria y narrativa del fragmentp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ery Castil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arl Schmitt y Hannah Arendt: la violencia, condición y disolución de lo político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efferson Jaramill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ntre cenizas históricas y resistencias al olvido: los caminos tortuosos de la justicia transicional en Colombia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teo Vásqu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Mentir en política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onrado Giral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La revisión histórica, una actitud liberadora y necesaria ante la crisis. Una reflexión desde Pedro Laín Entralgo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uis Felipe Piedrahit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Los retos globales de la teoría democrática: la alternativa cosmopolita y sus críticas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Ximena Velos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Viabilidad jurídica y moral de los derechos humanos como moral legalizada. Un comentario a Th. Pogge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iro Roldá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os Derechos Humanos como normas, valores y principios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einaldo Giral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Gobierno de los otros y gobierno de sí en Michel Foucault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uan Pablo Bermúd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¿Puede el arte transformar la sociedad?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ésar Eslav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Del mundo como hecho al mundo como proyecto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abriel Jimén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Acerca de la filosofía de la economía: equidad, desarrollo y progreso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uricio Moral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a guerra previa al patriarcado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ilton Adolfo Bautist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onstrucción de imaginarios desde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avier Orlando Aguirr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Habermas y el rol de la religión en la esfera pública: cuatro presupuestos conceptuales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Ángela Patricia Rincó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egitimación de la política desde un horizonte habermasiano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ría Andrea Murgueiti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ineamientos para una sociedad abierta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einer José Merca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Retórica y participación en la democracia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eonardo Sabog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Política de la liberación y ciudadanía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ebastián Alejandro Gonzál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Pragmática de los antagonismos. El problema político de los muchos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rlos Andrés Duqu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Judith Butler: performatividad de género y política democrática radical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lba Mercedes Palaci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Diversidad e identidades que se expresan de cara a un horizonte de ciudadanía plena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rge Giral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La idea de modus vivendi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avier Felipe Hernánd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l problema de la obligación política en Thomas Hobbes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sé Reinel Sánch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¿Por qué no un contrato social?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iguel Ángel Pér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Éticas de la emoción: cuatro variedades</text:p>
          </table:table-cell>
          <table:table-cell office:value-type="string" calcext:value-type="string">
            <text:p>Filosofía y emocione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rancois Gag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s pasiones en la Stoa</text:p>
          </table:table-cell>
          <table:table-cell office:value-type="string" calcext:value-type="string">
            <text:p>Filosofía y emocione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ndrés Ernesto Oban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mociones y representación</text:p>
          </table:table-cell>
          <table:table-cell office:value-type="string" calcext:value-type="string">
            <text:p>Filosofía y emocione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avid Hernánd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Sobre el papel de las emociones en la normatividad</text:p>
          </table:table-cell>
          <table:table-cell office:value-type="string" calcext:value-type="string">
            <text:p>Filosofía y emocione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ana Patricia Quinte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l lugar de las emociones en un contexto político contemporáneo</text:p>
          </table:table-cell>
          <table:table-cell office:value-type="string" calcext:value-type="string">
            <text:p>Filosofía y emocione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afael Silv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l lugar de las emociones en un contexto político contemporáneo</text:p>
          </table:table-cell>
          <table:table-cell office:value-type="string" calcext:value-type="string">
            <text:p>Filosofía y emocione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iguel Ángel Villami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Ética y emociones. Aportes fenomenológicos para una ética integral</text:p>
          </table:table-cell>
          <table:table-cell office:value-type="string" calcext:value-type="string">
            <text:p>Filosofía y emocione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rlos Alfonso Call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Muerte y la formación del carácter en Sócrates</text:p>
          </table:table-cell>
          <table:table-cell office:value-type="string" calcext:value-type="string">
            <text:p>Formación del sujet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hn Didier Amay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udaimonía y ethos en Aristóteles: una ética del vivir bien</text:p>
          </table:table-cell>
          <table:table-cell office:value-type="string" calcext:value-type="string">
            <text:p>Formación del sujet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uricio Zuluag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l yo en Descartes</text:p>
          </table:table-cell>
          <table:table-cell office:value-type="string" calcext:value-type="string">
            <text:p>Formación del sujet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hon Alexander Me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Cogito, sujeto y suireferencia</text:p>
          </table:table-cell>
          <table:table-cell office:value-type="string" calcext:value-type="string">
            <text:p>Formación del sujet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éctor Reynaldo Cháv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Michel Foucault: sujeto y verdad</text:p>
          </table:table-cell>
          <table:table-cell office:value-type="string" calcext:value-type="string">
            <text:p>Formación del sujet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abriel Ocamp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Reflexiones sobre el sujeto, la persona y el individuo con motivo de su certificado de defunción postmoderno/deconstructivista</text:p>
          </table:table-cell>
          <table:table-cell office:value-type="string" calcext:value-type="string">
            <text:p>Formación del sujet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rancois Gag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l yo y el discurso interior en Marco aurelio</text:p>
          </table:table-cell>
          <table:table-cell office:value-type="string" calcext:value-type="string">
            <text:p>Formación del sujet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uadalupe Queve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conversación filosófica en las Cartas a Lucilio</text:p>
          </table:table-cell>
          <table:table-cell office:value-type="string" calcext:value-type="string">
            <text:p>Formación del sujet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nuel Leonardo Prad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De Husserl a Heidegger: superación, según Danilo Cruz Vélez, de la metafísica de la subjetividad</text:p>
          </table:table-cell>
          <table:table-cell office:value-type="string" calcext:value-type="string">
            <text:p>Formación del sujet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ónica Jaramil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bre la constitución ético-política del sujeto como ciudadano autoinstituyente a partir de las lecturas kantiana y husserliana del ideal griego de la filosofía como pensamiento emancipatorio</text:p>
          </table:table-cell>
          <table:table-cell office:value-type="string" calcext:value-type="string">
            <text:p>Formación del sujet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Óscar Iván Fernánd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l cuerpo, un nuevo punto de partida</text:p>
          </table:table-cell>
          <table:table-cell office:value-type="string" calcext:value-type="string">
            <text:p>Formación del sujet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ric Alli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/>
          <table:table-cell office:value-type="string" calcext:value-type="string">
            <text:p>Geofilosofía y globalizació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drián Pere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espacialización de la subjetividad en la globalización electrónica: del emplazamiento del yo a la “extensión-en-el-lugar-creativa”</text:p>
          </table:table-cell>
          <table:table-cell office:value-type="string" calcext:value-type="string">
            <text:p>Geofilosofía y globalizació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icardo Arc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table:number-columns-repeated="2" office:value-type="string" calcext:value-type="string">
            <text:p>Geofilosofía y globalizació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ustavo chiroll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Globalización y biocapitalismo desde una perspectiva geofilosófica</text:p>
          </table:table-cell>
          <table:table-cell office:value-type="string" calcext:value-type="string">
            <text:p>Geofilosofía y globalizació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malia Boy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¿Qué es la geofilosofía?</text:p>
          </table:table-cell>
          <table:table-cell office:value-type="string" calcext:value-type="string">
            <text:p>Geofilosofía y globalizació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Julio César Varg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persona, su función política y su responsabilidad moral en el pensamiento de Hannah Arendt</text:p>
          </table:table-cell>
          <table:table-cell office:value-type="string" calcext:value-type="string">
            <text:p>Hannah Arendt: violencia, política y memori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tienne Tass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a manifestation politique: par-delà réussite et échec</text:p>
          </table:table-cell>
          <table:table-cell office:value-type="string" calcext:value-type="string">
            <text:p>Hannah Arendt: violencia, política y memori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laudia Hil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Verdad y justicia: reflexiones situadsas</text:p>
          </table:table-cell>
          <table:table-cell office:value-type="string" calcext:value-type="string">
            <text:p>Hannah Arendt: violencia, política y memori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Bernardo Corre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Memoria y perdón</text:p>
          </table:table-cell>
          <table:table-cell office:value-type="string" calcext:value-type="string">
            <text:p>Hannah Arendt: violencia, política y memori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iego Pared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crítica de Hannah Arendt a Karl Marx: revolución y contingencia</text:p>
          </table:table-cell>
          <table:table-cell office:value-type="string" calcext:value-type="string">
            <text:p>Hannah Arendt: violencia, política y memori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Wolfgan Heu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Política y coraje cívico</text:p>
          </table:table-cell>
          <table:table-cell office:value-type="string" calcext:value-type="string">
            <text:p>Hannah Arendt: violencia, política y memori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Ángela Uri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¿Pueden los hechos históricos resistirse a la mendacidad? Sobre la matanza de las bananeras</text:p>
          </table:table-cell>
          <table:table-cell office:value-type="string" calcext:value-type="string">
            <text:p>Hannah Arendt: violencia, política y memori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stina Sánch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Memorias en conflicto en sociedades postotalitarias</text:p>
          </table:table-cell>
          <table:table-cell office:value-type="string" calcext:value-type="string">
            <text:p>Hannah Arendt: violencia, política y memori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José Andrés Fore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principio de caridad como condición de posibilidad para la fusión de horizontes</text:p>
          </table:table-cell>
          <table:table-cell office:value-type="string" calcext:value-type="string">
            <text:p>Hermenéu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aola Orti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ducación y formación, de Gadamer a Beuchot</text:p>
          </table:table-cell>
          <table:table-cell office:value-type="string" calcext:value-type="string">
            <text:p>Hermenéu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nuel Alejandro Prad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“rodeo por las grandes obras culturales”: un título amplio y problemático</text:p>
          </table:table-cell>
          <table:table-cell office:value-type="string" calcext:value-type="string">
            <text:p>Hermenéu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sé Castañed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rítica a la metafísica desde la hermenéutica de la facticidad heideggeriana</text:p>
          </table:table-cell>
          <table:table-cell office:value-type="string" calcext:value-type="string">
            <text:p>Hermenéu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ésar Augusto Delga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Sobre el círculo hermenéutico y las posibilidades del acontecer de la verdad en la comprensión</text:p>
          </table:table-cell>
          <table:table-cell office:value-type="string" calcext:value-type="string">
            <text:p>Hermenéu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uider Alexander Góm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Del lenguaje como hilo conductor de una reflexión hermenéutica sobre el desacuerdo</text:p>
          </table:table-cell>
          <table:table-cell office:value-type="string" calcext:value-type="string">
            <text:p>Hermenéu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uan Camilo Ser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iencia y “naturalización” del ser humano en Nietzsche</text:p>
          </table:table-cell>
          <table:table-cell office:value-type="string" calcext:value-type="string">
            <text:p>Hermenéu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avid Galleg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Hacia una hermenéutica atractiva</text:p>
          </table:table-cell>
          <table:table-cell office:value-type="string" calcext:value-type="string">
            <text:p>Hermenéu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uan Pablo Bermúd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Kant y Hegel: horizontes para una comprensión del problema del mañ</text:p>
          </table:table-cell>
          <table:table-cell office:value-type="string" calcext:value-type="string">
            <text:p>Hermenéutica del mal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ver Eduardo Velazc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l problema del mal en la teoría maquiaveliana de la acción</text:p>
          </table:table-cell>
          <table:table-cell office:value-type="string" calcext:value-type="string">
            <text:p>Hermenéutica del mal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uillermo Alfonso Zapat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mal: desafío a la razón, a la praxis política</text:p>
          </table:table-cell>
          <table:table-cell office:value-type="string" calcext:value-type="string">
            <text:p>Hermenéutica del mal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osenberg Alap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Imagen, bipolaridad y conjuro: una lectura desde Aby Warburg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uis Felipe Vél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l problema de la verdad en la obra de arte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aniel Garcí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xperiencias de la infancia, el cuerpo y la ley: un cuento de Kafka comentado por Lyotard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edro Pablo Góm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Hacia la descolonialidad estética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driana Gonzál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sentir de la cosa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rlos Alberto Opsi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De la filosofía de la historia del arte a la filosofía del arte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dryan Fabrizio Pined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¿Qué es una obra de arte cuando todo puede ser arte? Analizando la respuesta de Arthur Danto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dgar Arturo Ramír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experiencia antropológica a propósito del arte. La discusiín entre A. Gehlen y H. G. Gadamer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ura Margarita Cal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Rupturas del tiempo. Las prácticas del arte y su relación con lo emergente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uis Eduardo Duart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estetización mass mediática de la cultura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rancois Gag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l cuerpo del filósofo en la cultura greco-romana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rio Alejandro Molan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Rancière y el análisis de la relación arte y política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milo Montealegr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scritura de señorío, escritura de soberanía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éctor Leonardo Neus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Filosofía literaria como un preámbulo para el compromiso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ebastián R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stética del rock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lkin Rubian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deflación de lo político en el arte político colombiano: Beatriz González, Simón Hosie y la “carta furtiva”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rlos Eduardo Sanabri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Algunas claves para pensar el cuerpo en el arte contemporáneo desde la fenomenología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lexander Manuel Ceró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interculturalidad en Latinoamérica</text:p>
          </table:table-cell>
          <table:table-cell office:value-type="string" calcext:value-type="string">
            <text:p>La filosofía en Colombia y Latinoamér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iguel Alberto Pá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vida humana y la transformación de la eticidad a partir del principio liberador de la ética dusseliana</text:p>
          </table:table-cell>
          <table:table-cell office:value-type="string" calcext:value-type="string">
            <text:p>La filosofía en Colombia y Latinoamér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illian Fredy Palt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l papel del representante en la política de la liberación</text:p>
          </table:table-cell>
          <table:table-cell office:value-type="string" calcext:value-type="string">
            <text:p>La filosofía en Colombia y Latinoamér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umas Armando Gi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Nieto Arteta, lector de Husserl</text:p>
          </table:table-cell>
          <table:table-cell office:value-type="string" calcext:value-type="string">
            <text:p>La filosofía en Colombia y Latinoamér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airo Urre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bre la amistad: homenaje al maestro Estanislao Zuleta</text:p>
          </table:table-cell>
          <table:table-cell office:value-type="string" calcext:value-type="string">
            <text:p>La filosofía en Colombia y Latinoamér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amián Pachó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utopía de Darío Botero Uribe. In memoriam</text:p>
          </table:table-cell>
          <table:table-cell office:value-type="string" calcext:value-type="string">
            <text:p>La filosofía en Colombia y Latinoamér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hn Fredy Ramír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Las convicciones estéticas de Miguel Antonio Caro</text:p>
          </table:table-cell>
          <table:table-cell office:value-type="string" calcext:value-type="string">
            <text:p>La filosofía en Colombia y Latinoamér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ugo Renato Ocho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a intuiciín del ser como correlato de la experiencia de la nada en Clarence Finlayson</text:p>
          </table:table-cell>
          <table:table-cell office:value-type="string" calcext:value-type="string">
            <text:p>La filosofía en Colombia y Latinoamér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aime Eduardo Moli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l filosofar en la obra de Luis López de Mesa</text:p>
          </table:table-cell>
          <table:table-cell office:value-type="string" calcext:value-type="string">
            <text:p>La filosofía en Colombia y Latinoamér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rtha Viviana Varg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utopía lationamericana: una reflexión en torno al concepto de identidad latinoamericana a la luz del Bicentenario</text:p>
          </table:table-cell>
          <table:table-cell office:value-type="string" calcext:value-type="string">
            <text:p>La filosofía en Colombia y Latinoamér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ranklin Giovanni Pú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Identidad cultural colombiana: aproximaciones desde la historia de las ideas</text:p>
          </table:table-cell>
          <table:table-cell office:value-type="string" calcext:value-type="string">
            <text:p>La filosofía en Colombia y Latinoamér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eonardo Tova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proceso de la filosofía en Colombia en el Bicentenario</text:p>
          </table:table-cell>
          <table:table-cell office:value-type="string" calcext:value-type="string">
            <text:p>La filosofía en Colombia y Latinoamér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duardo Placenz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Un enfoque posible para una teoría normativa de la argumentación</text:p>
          </table:table-cell>
          <table:table-cell office:value-type="string" calcext:value-type="string">
            <text:p>La lógica en la retórica y la argumentació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lfonso Monsalv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La lógica en la argumentación</text:p>
          </table:table-cell>
          <table:table-cell office:value-type="string" calcext:value-type="string">
            <text:p>La lógica en la retórica y la argumentació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edro Posad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concepción expresivista de la lógica de R. B. Brandom</text:p>
          </table:table-cell>
          <table:table-cell office:value-type="string" calcext:value-type="string">
            <text:p>La lógica en la retórica y la argumentació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dolfo León Góm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Un comentario justificacionista a la “adicción justificacionista” de D. Miller</text:p>
          </table:table-cell>
          <table:table-cell office:value-type="string" calcext:value-type="string">
            <text:p>La lógica en la retórica y la argumentació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ergio Luis Ca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La racionalidad como argumentación: a propósito de las relaciones entre lógica y retórica</text:p>
          </table:table-cell>
          <table:table-cell office:value-type="string" calcext:value-type="string">
            <text:p>La lógica en la retórica y la argumentació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aúl Puell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Relación acto-persona y argumento ad-hominem: una aproximación desde la lógica informal</text:p>
          </table:table-cell>
          <table:table-cell office:value-type="string" calcext:value-type="string">
            <text:p>La lógica en la retórica y la argumentació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ndrea Mejí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juicio de la violencia o la violencia como juicio. Una lectura de “Para una crítica de la violencia”</text:p>
          </table:table-cell>
          <table:table-cell office:value-type="string" calcext:value-type="string">
            <text:p>Lenguaje, poder, subjetividad: repensando la comunidad polít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ría del Rosario Acos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ley como reproducción de la violencia: una lectura del “Espíritu del cristianismo y su destino” de Hegel a la luz de un pensamiento de la comunidad</text:p>
          </table:table-cell>
          <table:table-cell office:value-type="string" calcext:value-type="string">
            <text:p>Lenguaje, poder, subjetividad: repensando la comunidad polít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arlos Manriqu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Actitud, crítica, ruptura: la reconfiguración de “lo público” según el curso de Foucault ‘El gobierno de sí y de los otros’</text:p>
          </table:table-cell>
          <table:table-cell office:value-type="string" calcext:value-type="string">
            <text:p>Lenguaje, poder, subjetividad: repensando la comunidad polít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uricio Gonzál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Hacia una política de medios puros. W. Benjamin y la comunidad</text:p>
          </table:table-cell>
          <table:table-cell office:value-type="string" calcext:value-type="string">
            <text:p>Lenguaje, poder, subjetividad: repensando la comunidad polít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ndrés Tupac Cru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El carácter mítico de la ley</text:p>
          </table:table-cell>
          <table:table-cell office:value-type="string" calcext:value-type="string">
            <text:p>Lenguaje, poder, subjetividad: repensando la comunidad polít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ría Victoria Londoñ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a comunidad de “nosotros”: repensar el ser-en-común en Arendt</text:p>
          </table:table-cell>
          <table:table-cell office:value-type="string" calcext:value-type="string">
            <text:p>Lenguaje, poder, subjetividad: repensando la comunidad polít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iego Cagüeñ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l a priori histórico: crítica, ontología, nominalismo</text:p>
          </table:table-cell>
          <table:table-cell office:value-type="string" calcext:value-type="string">
            <text:p>Lenguaje, poder, subjetividad: repensando la comunidad polít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arlos Emilio Garcí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Falacias formales y teoría de las falacias</text:p>
          </table:table-cell>
          <table:table-cell office:value-type="string" calcext:value-type="string">
            <text:p>Lógica y argumentació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na Patricia Pabó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El problema de la argumentación jurídica: tres enfoques y su aplicación en la práctica jurídica colombiana</text:p>
          </table:table-cell>
          <table:table-cell office:value-type="string" calcext:value-type="string">
            <text:p>Lógica y argumentació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ngélica Pá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Inferencias deductivas e inferencias ampliativas dentro de la silogística aristotélica</text:p>
          </table:table-cell>
          <table:table-cell office:value-type="string" calcext:value-type="string">
            <text:p>Lógica y argumentació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ubiel Ramír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La primera meditación cartesiana: entre el uso de la vida y la contemplación de la verdad</text:p>
          </table:table-cell>
          <table:table-cell office:value-type="string" calcext:value-type="string">
            <text:p>Meditaciones metafísicas: Meditación primer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aura Benít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Determinismo y libertad en la filosofía natural de Descartes</text:p>
          </table:table-cell>
          <table:table-cell office:value-type="string" calcext:value-type="string">
            <text:p>Meditaciones metafísicas: Meditación primer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lejandra Velásqu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El estatuto de las verdades inmutables en las Meditaciones cartesianas: ¿un platonismo rediivvo?</text:p>
          </table:table-cell>
          <table:table-cell office:value-type="string" calcext:value-type="string">
            <text:p>Meditaciones metafísicas: Meditación primer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onzalo Serran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primera meditación, una interpretación radical</text:p>
          </table:table-cell>
          <table:table-cell office:value-type="string" calcext:value-type="string">
            <text:p>Meditaciones metafísicas: Meditación primer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Jean-Paul Margo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polémica Foucault – Derrida revisitada</text:p>
          </table:table-cell>
          <table:table-cell office:value-type="string" calcext:value-type="string">
            <text:p>Meditaciones metafísicas: Meditación primer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uricio Zuluag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l genio maligno vs. El Dios engañador</text:p>
          </table:table-cell>
          <table:table-cell office:value-type="string" calcext:value-type="string">
            <text:p>Meditaciones metafísicas: Meditación primer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enis Kambouch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¿Quién es el sujeto de la duda cartesiana?</text:p>
          </table:table-cell>
          <table:table-cell office:value-type="string" calcext:value-type="string">
            <text:p>Meditaciones metafísicas: Meditación primer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Jorge Aurelio Día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omparación del texto latino con la traducción francesa de la Primera Meditación</text:p>
          </table:table-cell>
          <table:table-cell office:value-type="string" calcext:value-type="string">
            <text:p>Meditaciones metafísicas: Meditación primer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rkus Gabrie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Ilusión y paradoja en la Primera Meditación</text:p>
          </table:table-cell>
          <table:table-cell office:value-type="string" calcext:value-type="string">
            <text:p>Meditaciones metafísicas: Meditación primer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uis E. Gam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Nietzsche, vida e interpretación</text:p>
          </table:table-cell>
          <table:table-cell office:value-type="string" calcext:value-type="string">
            <text:p>Nietzsche en la hermenéut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ermán Melénd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Noción y práctica de la interpretación en el primer Nietzsche</text:p>
          </table:table-cell>
          <table:table-cell office:value-type="string" calcext:value-type="string">
            <text:p>Nietzsche en la hermenéut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arlos B. Gutiérr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interpretación en Gadamer y Nietzsche</text:p>
          </table:table-cell>
          <table:table-cell office:value-type="string" calcext:value-type="string">
            <text:p>Nietzsche en la hermenéut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obson Ramos dos Rei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A negacao vontade e as propriedades relacionais: Heidegger e pensamento do nao volitivo</text:p>
          </table:table-cell>
          <table:table-cell office:value-type="string" calcext:value-type="string">
            <text:p>Nietzsche en la hermenéut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aura Quinta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Nietzsche y la alteración de la vida</text:p>
          </table:table-cell>
          <table:table-cell office:value-type="string" calcext:value-type="string">
            <text:p>Nietzsche en la hermenéut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rgarita Ceped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Juego y sentido</text:p>
          </table:table-cell>
          <table:table-cell office:value-type="string" calcext:value-type="string">
            <text:p>Nietzsche en la hermenéut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iego Pared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Interpretación, voluntad de poder y democracia</text:p>
          </table:table-cell>
          <table:table-cell office:value-type="string" calcext:value-type="string">
            <text:p>Nietzsche en la hermenéut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Olivier Mong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Tiempo, acontecimiento y fundación</text:p>
          </table:table-cell>
          <table:table-cell office:value-type="string" calcext:value-type="string">
            <text:p>Paul Ricoeur en la filosofía contemporáne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uz Gloria Cárdena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De la fenomenología a la hermenétucia de las emociones</text:p>
          </table:table-cell>
          <table:table-cell office:value-type="string" calcext:value-type="string">
            <text:p>Paul Ricoeur en la filosofía contemporáne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rta C. Betancu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dentidad cultural y narración</text:p>
          </table:table-cell>
          <table:table-cell office:value-type="string" calcext:value-type="string">
            <text:p>Paul Ricoeur en la filosofía contemporáne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rie France Begué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l arco del tiempo</text:p>
          </table:table-cell>
          <table:table-cell office:value-type="string" calcext:value-type="string">
            <text:p>Paul Ricoeur en la filosofía contemporáne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Francisco Dí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a hospitalidad lingüística</text:p>
          </table:table-cell>
          <table:table-cell office:value-type="string" calcext:value-type="string">
            <text:p>Paul Ricoeur en la filosofía contemporáne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Jorge Iván Cru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entro</text:p>
          </table:table-cell>
          <table:table-cell table:number-columns-repeated="2" office:value-type="string" calcext:value-type="string">
            <text:p>Paul Ricoeur en la filosofía contemporáne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Fabián Mié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Sobre las condiciones de la vida racional humana en el “Filebo”</text:p>
          </table:table-cell>
          <table:table-cell office:value-type="string" calcext:value-type="string">
            <text:p>Platón y la irracionalid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Jairo Iván Escoba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obre la racionalidad e irracionalidad en el “Banquete” de Platón</text:p>
          </table:table-cell>
          <table:table-cell office:value-type="string" calcext:value-type="string">
            <text:p>Platón y la irracionalid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. Angélica Fierr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latón y la irracionalid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atalina Gonzále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Hacer de caso más fuerte el más débil</text:p>
          </table:table-cell>
          <table:table-cell office:value-type="string" calcext:value-type="string">
            <text:p>Platón y la irracionalid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ndrea Lozan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adiestramiento del thymoeides: el surgimiento de la conexión entre música y emoción en la “República” de Platón</text:p>
          </table:table-cell>
          <table:table-cell office:value-type="string" calcext:value-type="string">
            <text:p>Platón y la irracionalid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ergio R. Ariz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Virtud e inspiración divina en el “Menón”</text:p>
          </table:table-cell>
          <table:table-cell office:value-type="string" calcext:value-type="string">
            <text:p>Platón y la irracionalid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lfonso Corre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Racional/Irracional en el “Filebo”</text:p>
          </table:table-cell>
          <table:table-cell office:value-type="string" calcext:value-type="string">
            <text:p>Platón y la irracionalid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ngelo Papacchin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ros y violencia: ¿cómplices o enemigos?</text:p>
          </table:table-cell>
          <table:table-cell office:value-type="string" calcext:value-type="string">
            <text:p>PLENARI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delino Bra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Kant y la responsabilidad frente al mal</text:p>
          </table:table-cell>
          <table:table-cell office:value-type="string" calcext:value-type="string">
            <text:p>PLENARI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uan José Bote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Ética y situación</text:p>
          </table:table-cell>
          <table:table-cell office:value-type="string" calcext:value-type="string">
            <text:p>PLENARI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orge Aurelio Día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Una oportunidad para Fichte</text:p>
          </table:table-cell>
          <table:table-cell office:value-type="string" calcext:value-type="string">
            <text:p>PLENARI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ean-Paul Margo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erspectivas de la modernidad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uricio Zuluag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erspectivas de la modernidad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isímaco Par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blioteca Virtual Colombiana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ía Angélica Fier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esía y Mentira. La crítica de Platón a las poéticas de Homero, Hesíodo y Píndaro en el Ion y en República 2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iselle von der Wald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esía y Mentira. La crítica de Platón a las poéticas de Homero, Hesíodo y Píndaro en el Ion y en República 2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abier Insaust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 Teoría Crítica hoy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orge Verga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 Teoría Crítica hoy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oledad Escalan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 Teoría Crítica hoy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rlos Eduardo Sanabri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tética. Miradas contemporáneas 3. Contribución a la filosofía del arte a la reflexión artística contemporánea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ía Elvira Mo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tética. Miradas contemporáneas 3. Contribución a la filosofía del arte a la reflexión artística contemporánea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uan Carlos Guerre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tética. Miradas contemporáneas 3. Contribución a la filosofía del arte a la reflexión artística contemporánea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orge Aurelio Día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ditaciones acerca de Filosofía Primera. Seguidas de las objeciones y respuestas. René Descartes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aura Benít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ditaciones acerca de Filosofía Primera. Seguidas de las objeciones y respuestas. René Descartes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ohn Alexander Me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sayos filosóficos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nthony Samps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sayos filosóficos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ean-Paul Margo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sayos filosóficos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iliana Iriz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bros, traducciones y textos. Lawrence Dewan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rlos Domíngu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bros, traducciones y textos. Lawrence Dewan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drián Miranda Loaiz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bros, traducciones y textos. Lawrence Dewan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airo Urre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ógica del sinsentido en la obra de Lewis Carroll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orge Gregorio Posad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ógica del sinsentido en la obra de Lewis Carroll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món Garizabal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ohn Rawls: estudios de filosofía política contemporánea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oger Smith Bern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ohn Rawls: estudios de filosofía política contemporánea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exander Ceró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ohn Rawls: estudios de filosofía política contemporánea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iego Jaramillo Salga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ohn Rawls: estudios de filosofía política contemporánea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ía del Rosario Acos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conocimiento y diferencia. Idealismo alemán y hermenéutica: un retorno a las fuentes del debate contemporáneo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Ángela Uri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conocimiento y diferencia. Idealismo alemán y hermenéutica: un retorno a las fuentes del debate contemporáneo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guel Giust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conocimiento y diferencia. Idealismo alemán y hermenéutica: un retorno a las fuentes del debate contemporáneo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uan Felipe Gonzál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ristóteles. Tópicos. Libro primero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rgio Ariz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ristóteles. Tópicos. Libro primero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elipe Castañed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rancisco de Vitoria: relección sobre el homicidio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Ángela Uri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rancisco de Vitoria: relección sobre el homicidio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talina Gonzál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rancisco de Vitoria: relección sobre el homicidio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duardo Mendiet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a ontología política de Heidegger y su recepción crítica en Derrida, Nancy y Agamben</text:p>
          </table:table-cell>
          <table:table-cell office:value-type="string" calcext:value-type="string">
            <text:p>Reconceptualizaciones contemporáneas sobre la política y la ciudadaní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orina de Ytur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iberalismo y socialimo: Norberto Bobbio</text:p>
          </table:table-cell>
          <table:table-cell office:value-type="string" calcext:value-type="string">
            <text:p>Reconceptualizaciones contemporáneas sobre la política y la ciudadaní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riano Agu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“El futuro de la democracia” hoy</text:p>
          </table:table-cell>
          <table:table-cell office:value-type="string" calcext:value-type="string">
            <text:p>Reconceptualizaciones contemporáneas sobre la política y la ciudadaní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elson Jair Cuchumbé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Democracia procedimental y cultura política común. Habermas y la inclusión del otro</text:p>
          </table:table-cell>
          <table:table-cell office:value-type="string" calcext:value-type="string">
            <text:p>Reconceptualizaciones contemporáneas sobre la política y la ciudadaní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odrigo Jesús Ocamp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Sujeto ético-político y violencia_ la política como poder mediador y reconfigurador</text:p>
          </table:table-cell>
          <table:table-cell office:value-type="string" calcext:value-type="string">
            <text:p>Reconceptualizaciones contemporáneas sobre la política y la ciudadaní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rtín Urquij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table:number-columns-repeated="2" office:value-type="string" calcext:value-type="string">
            <text:p>Reconceptualizaciones contemporáneas sobre la política y la ciudadaní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lonso Silv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El campo político y la recodificación de lo “real”</text:p>
          </table:table-cell>
          <table:table-cell office:value-type="string" calcext:value-type="string">
            <text:p>Reconceptualizaciones contemporáneas sobre la política y la ciudadaní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ric Rodrígu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seguridad como constitutiva del bienestar: un elemento para definir la política</text:p>
          </table:table-cell>
          <table:table-cell office:value-type="string" calcext:value-type="string">
            <text:p>Reconceptualizaciones contemporáneas sobre la política y la ciudadaní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Oscar Mejí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patriotismo constitucional: una salida contra el ‘Estado de opinión’</text:p>
          </table:table-cell>
          <table:table-cell office:value-type="string" calcext:value-type="string">
            <text:p>Reconceptualizaciones contemporáneas sobre la política y la ciudadaní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elfín Ignacio Grues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o político, la política y los colectivos identitarios. Los límites del proceso de politización de la diferencia subordinada</text:p>
          </table:table-cell>
          <table:table-cell office:value-type="string" calcext:value-type="string">
            <text:p>Reconceptualizaciones contemporáneas sobre la política y la ciudadaní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nderson Pinzó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¿Podemos tener experiencia del espacio, si no podemos actuar?</text:p>
          </table:table-cell>
          <table:table-cell office:value-type="string" calcext:value-type="string">
            <text:p>Teorías semánticas y sensibilidad contextua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amilo Ordóñ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onstrucción y antirealismo: un posible tenor en la filosofía cussiniana</text:p>
          </table:table-cell>
          <table:table-cell office:value-type="string" calcext:value-type="string">
            <text:p>Teorías semánticas y sensibilidad contextua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nuel A. Ama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Demostrativos, atención consciente y conceptos sortales</text:p>
          </table:table-cell>
          <table:table-cell office:value-type="string" calcext:value-type="string">
            <text:p>Teorías semánticas y sensibilidad contextua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lfonso Cond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ontenido y acción racional</text:p>
          </table:table-cell>
          <table:table-cell office:value-type="string" calcext:value-type="string">
            <text:p>Teorías semánticas y sensibilidad contextua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omás Barre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“Lo que se dice” y los criterios de centralidad: una lectura griceana</text:p>
          </table:table-cell>
          <table:table-cell office:value-type="string" calcext:value-type="string">
            <text:p>Teorías semánticas y sensibilidad contextua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iana Acos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Normatividad y compromiso epistémico en la teoría dual de sistemas visuales</text:p>
          </table:table-cell>
          <table:table-cell office:value-type="string" calcext:value-type="string">
            <text:p>Teorías semánticas y sensibilidad contextual</text:p>
          </table:table-cell>
          <table:table-cell office:value-type="string" calcext:value-type="string">
            <text:p>S</text:p>
          </table:table-cell>
        </table:table-row>
      </table:table>
      <table:named-expressions/>
      <table:database-ranges>
        <table:database-range table:name="__Anonymous_Sheet_DB__0" table:target-range-address="Hoja1.A2:Hoja1.F367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9">00/00/0000</text:date>, <text:time style:data-style-name="N2" text:time-value="14:29:06.93980743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22:33:01.811208803</meta:creation-date>
    <dc:date>2019-01-19T19:02:38.203894817</dc:date>
    <meta:editing-duration>PT2H4M34S</meta:editing-duration>
    <meta:editing-cycles>8</meta:editing-cycles>
    <meta:generator>LibreOffice/6.0.7.3$Linux_X86_64 LibreOffice_project/00m0$Build-3</meta:generator>
    <meta:document-statistic meta:table-count="1" meta:cell-count="2196" meta:object-count="0"/>
  </office:meta>
</office:document-meta>
</file>